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" svg:font-family="'Times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hatch" draw:fill-color="#ffffff" draw:fill-hatch-name="Black_20_45_20_Degrees_20_Wide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hatch" draw:fill-color="#ffffff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font-name="Times new" fo:font-size="12pt" style:font-size-asian="12pt" style:font-size-complex="12pt"/>
    </style:style>
    <style:style style:name="T1" style:family="text">
      <style:text-properties style:text-position="0% 100%" style:font-name="Times new" fo:font-size="12pt" style:font-size-asian="12pt" style:font-size-complex="12pt"/>
    </style:style>
    <style:style style:name="T2" style:family="text">
      <style:text-properties style:text-position="sub 58%" style:font-name="Times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8cm" svg:height="0.8cm" svg:x="2cm" svg:y="1cm">
          <text:p text:style-name="P1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0.8cm" svg:x="4.8cm" svg:y="2.1cm">
          <text:p text:style-name="P1"><text:span text:style-name="T1">I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cm" svg:height="0.8cm" svg:x="4.8cm" svg:y="3.1cm">
          <text:p text:style-name="P1"><text:span text:style-name="T1">I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0.8cm" svg:x="2cm" svg:y="1cm">
          <text:p text:style-name="P1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0.8cm" svg:x="2cm" svg:y="1cm">
          <text:p text:style-name="P1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" svg:font-family="'Times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judge </meta:initial-creator>
    <meta:creation-date>2014-01-21T14:05:08.214885095</meta:creation-date>
    <dc:date>2014-01-21T15:09:11.193488926</dc:date>
    <dc:creator>markusjudge </dc:creator>
    <meta:editing-duration>PT53M5S</meta:editing-duration>
    <meta:editing-cycles>2</meta:editing-cycles>
    <meta:generator>LibreOffice/4.1.4.2$Linux_X86_64 LibreOffice_project/410m0$Build-2</meta:generator>
    <meta:document-statistic meta:object-count="5"/>
  </office:meta>
</office:document-meta>
</file>